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8">
      <style:graphic-properties draw:fill="none" draw:stroke="solid" svg:stroke-width="0.01389in" svg:stroke-color="#000000" draw:marker-end="a437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2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383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graphic" style:name="a386">
      <style:graphic-properties style:vertical-pos="middl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0">
      <style:graphic-properties draw:fill="none" draw:stroke="solid" svg:stroke-width="0.01389in" svg:stroke-color="#000000" draw:marker-end="a439" svg:stroke-opacity="100%" draw:stroke-linejoin="miter" svg:stroke-linecap="butt"/>
    </style:style>
    <style:style style:family="graphic" style:name="a442">
      <style:graphic-properties draw:fill="none" draw:stroke="solid" svg:stroke-width="0.01389in" svg:stroke-color="#000000" draw:marker-end="a441" svg:stroke-opacity="100%" draw:stroke-linejoin="miter" svg:stroke-linecap="butt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draw:fill="none" draw:stroke="solid" svg:stroke-width="0.01389in" svg:stroke-color="#000000" draw:marker-end="a443" svg:stroke-opacity="100%" draw:stroke-linejoin="miter" svg:stroke-linecap="but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1389in" svg:stroke-color="#000000" draw:marker-end="a445" svg:stroke-opacity="100%" draw:stroke-linejoin="miter" svg:stroke-linecap="butt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>
      <style:graphic-properties draw:fill="none" draw:stroke="solid" svg:stroke-width="0.01389in" svg:stroke-color="#000000" draw:marker-end="a447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9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style:vertical-pos="middl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style:vertical-pos="middle"/>
    </style:style>
    <style:style style:family="graphic" style:name="a394">
      <style:graphic-properties style:vertical-pos="middl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>
      <style:graphic-properties style:vertical-pos="middle"/>
    </style:style>
    <style:style style:family="graphic" style:name="a398">
      <style:graphic-properties style:vertical-pos="middl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g draw:name="Groep 73" draw:id="id63">
          <svg:title/>
          <svg:desc/>
          <draw:g draw:name="Groep 15" draw:id="id64">
            <svg:title/>
            <svg:desc/>
            <draw:g draw:name="Groep 8" draw:id="id100">
              <svg:title/>
              <svg:desc/>
              <draw:connector draw:type="line" svg:x1="1.36667in" svg:y1="5.3248in" svg:x2="1.36667in" svg:y2="2.1752in" draw:id="id107" draw:style-name="a446" draw:name="Rechte verbindingslijn met pijl 4">
                <svg:title/>
                <svg:desc/>
              </draw:connector>
              <draw:connector draw:type="line" svg:x1="0.8in" svg:y1="4.8752in" svg:x2="3.94961in" svg:y2="4.8752in" draw:id="id108" draw:style-name="a448" draw:name="Rechte verbindingslijn met pijl 6">
                <svg:title/>
                <svg:desc/>
              </draw:connector>
            </draw:g>
            <draw:g draw:name="Groep 9" draw:id="id101">
              <svg:title/>
              <svg:desc/>
              <draw:connector draw:type="line" svg:x1="5.65853in" svg:y1="5.3248in" svg:x2="5.65853in" svg:y2="2.1752in" draw:id="id105" draw:style-name="a442" draw:name="Rechte verbindingslijn met pijl 10">
                <svg:title/>
                <svg:desc/>
              </draw:connector>
              <draw:connector draw:type="line" svg:x1="4.43333in" svg:y1="4.8752in" svg:x2="8.24147in" svg:y2="4.8752in" draw:id="id106" draw:style-name="a444" draw:name="Rechte verbindingslijn met pijl 11">
                <svg:title/>
                <svg:desc/>
              </draw:connector>
            </draw:g>
            <draw:g draw:name="Groep 12" draw:id="id102">
              <svg:title/>
              <svg:desc/>
              <draw:connector draw:type="line" svg:x1="9.95039in" svg:y1="5.3248in" svg:x2="9.95039in" svg:y2="2.1752in" draw:id="id103" draw:style-name="a438" draw:name="Rechte verbindingslijn met pijl 13">
                <svg:title/>
                <svg:desc/>
              </draw:connector>
              <draw:connector draw:type="line" svg:x1="9.38373in" svg:y1="4.8752in" svg:x2="12.53333in" svg:y2="4.8752in" draw:id="id104" draw:style-name="a440" draw:name="Rechte verbindingslijn met pijl 14">
                <svg:title/>
                <svg:desc/>
              </draw:connector>
            </draw:g>
          </draw:g>
          <draw:frame draw:id="id65" draw:style-name="a360" draw:name="Tekstvak 16" svg:x="0.8in" svg:y="1.57778in" svg:width="3.42222in" svg:height="0.50488in">
            <draw:text-box>
              <text:p text:style-name="a359" text:class-names="" text:cond-style-name=""><text:span text:style-name="a357" text:class-names="">Linair activation</text:span><text:span text:style-name="a358" text:class-names=""/></text:p>
            </draw:text-box>
            <svg:title/>
            <svg:desc/>
          </draw:frame>
          <draw:frame draw:id="id66" draw:style-name="a364" draw:name="Tekstvak 17" svg:x="5.09186in" svg:y="1.57778in" svg:width="3.42222in" svg:height="0.50488in">
            <draw:text-box>
              <text:p text:style-name="a363" text:class-names="" text:cond-style-name=""><text:span text:style-name="a361" text:class-names="">Sigmoid activation</text:span><text:span text:style-name="a362" text:class-names=""/></text:p>
            </draw:text-box>
            <svg:title/>
            <svg:desc/>
          </draw:frame>
          <draw:frame draw:id="id67" draw:style-name="a368" draw:name="Tekstvak 18" svg:x="9.38373in" svg:y="1.57778in" svg:width="3.42222in" svg:height="0.50488in">
            <draw:text-box>
              <text:p text:style-name="a367" text:class-names="" text:cond-style-name=""><text:span text:style-name="a365" text:class-names="">ReLu activation</text:span><text:span text:style-name="a366" text:class-names=""/></text:p>
            </draw:text-box>
            <svg:title/>
            <svg:desc/>
          </draw:frame>
          <draw:g draw:name="Groep 22" draw:id="id68">
            <svg:title/>
            <svg:desc/>
            <draw:connector draw:type="line" svg:x1="1.25556in" svg:y1="2.61111in" svg:x2="1.49178in" svg:y2="2.61111in" draw:id="id98" draw:style-name="a432" draw:name="Rechte verbindingslijn 20">
              <svg:title/>
              <svg:desc/>
            </draw:connector>
            <draw:frame draw:id="id99" draw:style-name="a436" draw:name="Tekstvak 21" svg:x="0.8in" svg:y="2.40916in" svg:width="0.32993in" svg:height="0.40391in">
              <draw:text-box>
                <text:p text:style-name="a435" text:class-names="" text:cond-style-name=""><text:span text:style-name="a433" text:class-names="">1</text:span><text:span text:style-name="a434" text:class-names=""/></text:p>
              </draw:text-box>
              <svg:title/>
              <svg:desc/>
            </draw:frame>
          </draw:g>
          <draw:g draw:name="Groep 23" draw:id="id69">
            <svg:title/>
            <svg:desc/>
            <draw:connector draw:type="line" svg:x1="5.53146in" svg:y1="2.61111in" svg:x2="5.76768in" svg:y2="2.61111in" draw:id="id96" draw:style-name="a427" draw:name="Rechte verbindingslijn 24">
              <svg:title/>
              <svg:desc/>
            </draw:connector>
            <draw:frame draw:id="id97" draw:style-name="a431" draw:name="Tekstvak 25" svg:x="5.0759in" svg:y="2.40916in" svg:width="0.32993in" svg:height="0.40391in">
              <draw:text-box>
                <text:p text:style-name="a430" text:class-names="" text:cond-style-name=""><text:span text:style-name="a428" text:class-names="">1</text:span><text:span text:style-name="a429" text:class-names=""/></text:p>
              </draw:text-box>
              <svg:title/>
              <svg:desc/>
            </draw:frame>
          </draw:g>
          <draw:g draw:name="Groep 26" draw:id="id70">
            <svg:title/>
            <svg:desc/>
            <draw:connector draw:type="line" svg:x1="9.82958in" svg:y1="2.61111in" svg:x2="10.0658in" svg:y2="2.61111in" draw:id="id94" draw:style-name="a422" draw:name="Rechte verbindingslijn 27">
              <svg:title/>
              <svg:desc/>
            </draw:connector>
            <draw:frame draw:id="id95" draw:style-name="a426" draw:name="Tekstvak 28" svg:x="9.37403in" svg:y="2.40916in" svg:width="0.32993in" svg:height="0.40391in">
              <draw:text-box>
                <text:p text:style-name="a425" text:class-names="" text:cond-style-name=""><text:span text:style-name="a423" text:class-names="">1</text:span><text:span text:style-name="a424" text:class-names=""/></text:p>
              </draw:text-box>
              <svg:title/>
              <svg:desc/>
            </draw:frame>
          </draw:g>
          <draw:g draw:name="Groep 29" draw:id="id71">
            <svg:title/>
            <svg:desc/>
            <draw:connector draw:type="line" svg:x1="1.2396in" svg:y1="3.84413in" svg:x2="1.47582in" svg:y2="3.84413in" draw:id="id92" draw:style-name="a418" draw:name="Rechte verbindingslijn 30">
              <svg:title/>
              <svg:desc/>
            </draw:connector>
            <draw:frame draw:id="id93" draw:style-name="a421" draw:name="Tekstvak 31" svg:x="0.78404in" svg:y="3.64218in" svg:width="0.20202in" svg:height="0.40391in">
              <draw:text-box>
                <text:p text:style-name="a420" text:class-names="" text:cond-style-name=""><text:span text:style-name="a419" text:class-names=""/></text:p>
              </draw:text-box>
              <svg:title/>
              <svg:desc/>
            </draw:frame>
          </draw:g>
          <draw:g draw:name="Groep 32" draw:id="id72">
            <svg:title/>
            <svg:desc/>
            <draw:connector draw:type="line" svg:x1="5.53428in" svg:y1="3.84413in" svg:x2="5.7705in" svg:y2="3.84413in" draw:id="id90" draw:style-name="a414" draw:name="Rechte verbindingslijn 33">
              <svg:title/>
              <svg:desc/>
            </draw:connector>
            <draw:frame draw:id="id91" draw:style-name="a417" draw:name="Tekstvak 34" svg:x="5.07873in" svg:y="3.64218in" svg:width="0.20202in" svg:height="0.40391in">
              <draw:text-box>
                <text:p text:style-name="a416" text:class-names="" text:cond-style-name=""><text:span text:style-name="a415" text:class-names=""/></text:p>
              </draw:text-box>
              <svg:title/>
              <svg:desc/>
            </draw:frame>
          </draw:g>
          <draw:g draw:name="Groep 35" draw:id="id73">
            <svg:title/>
            <svg:desc/>
            <draw:connector draw:type="line" svg:x1="9.82615in" svg:y1="3.84413in" svg:x2="10.06237in" svg:y2="3.84413in" draw:id="id88" draw:style-name="a410" draw:name="Rechte verbindingslijn 36">
              <svg:title/>
              <svg:desc/>
            </draw:connector>
            <draw:frame draw:id="id89" draw:style-name="a413" draw:name="Tekstvak 37" svg:x="9.37059in" svg:y="3.64218in" svg:width="0.20202in" svg:height="0.40391in">
              <draw:text-box>
                <text:p text:style-name="a412" text:class-names="" text:cond-style-name=""><text:span text:style-name="a411" text:class-names=""/></text:p>
              </draw:text-box>
              <svg:title/>
              <svg:desc/>
            </draw:frame>
          </draw:g>
          <draw:connector draw:type="line" svg:x1="3.15476in" svg:y1="3.07143in" svg:x2="1.12993in" svg:y2="5.17966in" draw:id="id74" draw:style-name="a369" draw:name="Rechte verbindingslijn 39">
            <svg:title/>
            <svg:desc/>
          </draw:connector>
          <draw:frame draw:id="id75" draw:style-name="a373" draw:name="Tekstvak 43" svg:x="1.32681in" svg:y="4.89805in" svg:width="0.32993in" svg:height="0.40391in">
            <draw:text-box>
              <text:p text:style-name="a372" text:class-names="" text:cond-style-name=""><text:span text:style-name="a370" text:class-names="">0</text:span><text:span text:style-name="a371" text:class-names=""/></text:p>
            </draw:text-box>
            <svg:title/>
            <svg:desc/>
          </draw:frame>
          <draw:frame draw:id="id76" draw:style-name="a377" draw:name="Tekstvak 44" svg:x="5.65853in" svg:y="4.9209in" svg:width="0.32993in" svg:height="0.40391in">
            <draw:text-box>
              <text:p text:style-name="a376" text:class-names="" text:cond-style-name=""><text:span text:style-name="a374" text:class-names="">0</text:span><text:span text:style-name="a375" text:class-names=""/></text:p>
            </draw:text-box>
            <svg:title/>
            <svg:desc/>
          </draw:frame>
          <draw:frame draw:id="id77" draw:style-name="a381" draw:name="Tekstvak 45" svg:x="9.95816in" svg:y="4.8752in" svg:width="0.32993in" svg:height="0.40391in">
            <draw:text-box>
              <text:p text:style-name="a380" text:class-names="" text:cond-style-name=""><text:span text:style-name="a378" text:class-names="">0</text:span><text:span text:style-name="a379" text:class-names=""/></text:p>
            </draw:text-box>
            <svg:title/>
            <svg:desc/>
          </draw:frame>
          <draw:connector draw:type="line" svg:x1="9.95039in" svg:y1="4.8752in" svg:x2="12.48838in" svg:y2="2.40916in" draw:id="id78" draw:style-name="a382" draw:name="Rechte verbindingslijn 52">
            <svg:title/>
            <svg:desc/>
          </draw:connector>
          <draw:connector draw:type="line" svg:x1="9.95816in" svg:y1="4.8752in" svg:x2="8.92969in" svg:y2="4.8752in" draw:id="id79" draw:style-name="a383" draw:name="Rechte verbindingslijn 57">
            <svg:title/>
            <svg:desc/>
          </draw:connector>
          <draw:frame draw:id="id80" draw:style-name="a384" draw:name="Inkt 62" svg:x="5.64989in" svg:y="2.7269in" svg:width="1.91811in" svg:height="1.14724in" style:rel-width="scale" style:rel-height="scale">
            <draw:image xlink:href="media/image1.png" xlink:type="simple" xlink:show="embed" xlink:actuate="onLoad"/>
            <svg:title/>
            <svg:desc/>
          </draw:frame>
          <draw:frame draw:id="id81" draw:style-name="a385" draw:name="Inkt 64" svg:x="4.44359in" svg:y="3.82532in" svg:width="1.17795in" svg:height="0.96772in" style:rel-width="scale" style:rel-height="scale">
            <draw:image xlink:href="media/image2.png" xlink:type="simple" xlink:show="embed" xlink:actuate="onLoad"/>
            <svg:title/>
            <svg:desc/>
          </draw:frame>
          <draw:frame draw:id="id82" draw:style-name="a389" draw:name="Tekstvak 66" svg:x="3.04954in" svg:y="3.39778in" svg:width="1.0097in" svg:height="0.30293in">
            <draw:text-box>
              <text:p text:style-name="a388" text:class-names="" text:cond-style-name=""><draw:frame draw:style-name="a386" text:anchor-type="as-char" svg:x="1173.68667in" svg:y="0in" svg:width="1.01208in" svg:height="0.3in" style:rel-width="scale" style:rel-height="scale"><draw:object xlink:href="Object 1/" xlink:type="simple" xlink:show="embed" xlink:actuate="onLoad"/></draw:frame><text:span text:style-name="a387" text:class-names=""/></text:p>
            </draw:text-box>
            <svg:title/>
            <svg:desc/>
          </draw:frame>
          <draw:frame draw:id="id83" draw:style-name="a393" draw:name="Tekstvak 68" svg:x="3.56571in" svg:y="4.81388in" svg:width="0.60236in" svg:height="0.40391in">
            <draw:text-box>
              <text:p text:style-name="a392" text:class-names="" text:cond-style-name=""><draw:frame draw:style-name="a390" text:anchor-type="as-char" svg:x="1174.09507in" svg:y="0in" svg:width="0.19528in" svg:height="0.3in" style:rel-width="scale" style:rel-height="scale"><draw:object xlink:href="Object 2/" xlink:type="simple" xlink:show="embed" xlink:actuate="onLoad"/></draw:frame><text:span text:style-name="a391" text:class-names=""/></text:p>
            </draw:text-box>
            <svg:title/>
            <svg:desc/>
          </draw:frame>
          <draw:frame draw:id="id84" draw:style-name="a397" draw:name="Tekstvak 69" svg:x="7.83726in" svg:y="4.8752in" svg:width="0.60236in" svg:height="0.40391in">
            <draw:text-box>
              <text:p text:style-name="a396" text:class-names="" text:cond-style-name=""><draw:frame draw:style-name="a394" text:anchor-type="as-char" svg:x="1174.09507in" svg:y="0in" svg:width="0.19528in" svg:height="0.3in" style:rel-width="scale" style:rel-height="scale"><draw:object xlink:href="Object 3/" xlink:type="simple" xlink:show="embed" xlink:actuate="onLoad"/></draw:frame><text:span text:style-name="a395" text:class-names=""/></text:p>
            </draw:text-box>
            <svg:title/>
            <svg:desc/>
          </draw:frame>
          <draw:frame draw:id="id85" draw:style-name="a401" draw:name="Tekstvak 70" svg:x="12.28814in" svg:y="4.77575in" svg:width="0.60236in" svg:height="0.40391in">
            <draw:text-box>
              <text:p text:style-name="a400" text:class-names="" text:cond-style-name=""><draw:frame draw:style-name="a398" text:anchor-type="as-char" svg:x="1174.09507in" svg:y="0in" svg:width="0.19528in" svg:height="0.3in" style:rel-width="scale" style:rel-height="scale"><draw:object xlink:href="Object 4/" xlink:type="simple" xlink:show="embed" xlink:actuate="onLoad"/></draw:frame><text:span text:style-name="a399" text:class-names=""/></text:p>
            </draw:text-box>
            <svg:title/>
            <svg:desc/>
          </draw:frame>
          <draw:frame draw:id="id86" draw:style-name="a405" draw:name="Tekstvak 71" svg:x="10.98323in" svg:y="3.71111in" svg:width="1.96687in" svg:height="0.39472in">
            <draw:text-box>
              <text:p text:style-name="a404" text:class-names="" text:cond-style-name=""><draw:frame draw:style-name="a402" text:anchor-type="as-char" svg:x="1173.21271in" svg:y="0in" svg:width="1.96in" svg:height="0.3909in" style:rel-width="scale" style:rel-height="scale"><draw:object xlink:href="Object 5/" xlink:type="simple" xlink:show="embed" xlink:actuate="onLoad"/></draw:frame><text:span text:style-name="a403" text:class-names=""/></text:p>
            </draw:text-box>
            <svg:title/>
            <svg:desc/>
          </draw:frame>
          <draw:frame draw:id="id87" draw:style-name="a409" draw:name="Tekstvak 72" svg:x="6.14087in" svg:y="3.30052in" svg:width="1.76442in" svg:height="0.57416in">
            <draw:text-box>
              <text:p text:style-name="a408" text:class-names="" text:cond-style-name=""><draw:frame draw:style-name="a406" text:anchor-type="as-char" svg:x="1173.31292in" svg:y="0in" svg:width="1.75951in" svg:height="0.56861in" style:rel-width="scale" style:rel-height="scale"><draw:object xlink:href="Object 6/" xlink:type="simple" xlink:show="embed" xlink:actuate="onLoad"/></draw:frame><text:span text:style-name="a407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41" svg:viewBox="0 0 20 30" svg:d="m10 0-10 30h20z"/>
    <draw:marker draw:name="a437" svg:viewBox="0 0 20 30" svg:d="m10 0-10 30h20z"/>
    <draw:marker draw:name="a443" svg:viewBox="0 0 20 30" svg:d="m10 0-10 30h20z"/>
    <draw:marker draw:name="a439" svg:viewBox="0 0 20 30" svg:d="m10 0-10 30h20z"/>
    <draw:marker draw:name="a445" svg:viewBox="0 0 20 30" svg:d="m10 0-10 30h20z"/>
    <draw:marker draw:name="a4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Joerie Aerts</meta:initial-creator>
    <dc:creator>Joerie Aerts</dc:creator>
    <meta:creation-date>2023-11-26T18:53:09Z</meta:creation-date>
    <dc:date>2023-11-27T22:13:40Z</dc:date>
    <meta:editing-cycles>1</meta:editing-cycles>
    <meta:editing-duration>PT15488S</meta:editing-duration>
    <meta:document-statistic meta:paragraph-count="15" meta:word-count="27"/>
  </office:meta>
</office:document-meta>
</file>

<file path=Object 1/content.xml><?xml version="1.0" encoding="utf-8"?>
<mml:math xmlns:mml="http://www.w3.org/1998/Math/MathML" display="block">
  <mml:mi>g</mml:mi>
  <mml:mfenced>
    <mml:mi>z</mml:mi>
  </mml:mfenced>
  <mml:mo>=</mml:mo>
  <mml:mi>z</mml:mi>
</mml:math>
</file>

<file path=Object 2/content.xml><?xml version="1.0" encoding="utf-8"?>
<mml:math xmlns:mml="http://www.w3.org/1998/Math/MathML" display="block">
  <mml:mi>z</mml:mi>
</mml:math>
</file>

<file path=Object 3/content.xml><?xml version="1.0" encoding="utf-8"?>
<mml:math xmlns:mml="http://www.w3.org/1998/Math/MathML" display="block">
  <mml:mi>z</mml:mi>
</mml:math>
</file>

<file path=Object 4/content.xml><?xml version="1.0" encoding="utf-8"?>
<mml:math xmlns:mml="http://www.w3.org/1998/Math/MathML" display="block">
  <mml:mi>z</mml:mi>
</mml:math>
</file>

<file path=Object 5/content.xml><?xml version="1.0" encoding="utf-8"?>
<mml:math xmlns:mml="http://www.w3.org/1998/Math/MathML" display="block">
  <mml:mi>g</mml:mi>
  <mml:mfenced>
    <mml:mi>z</mml:mi>
  </mml:mfenced>
  <mml:mo>=</mml:mo>
  <mml:mo> </mml:mo>
  <mml:mrow>
    <mml:mrow>
      <mml:munder>
        <mml:mrow>
          <mml:mi>max</mml:mi>
        </mml:mrow>
        <mml:mi>z</mml:mi>
      </mml:munder>
    </mml:mrow>
    <mml:mo>⁡</mml:mo>
    <mml:mrow>
      <mml:mo fence="false">(</mml:mo>
      <mml:mn>0</mml:mn>
      <mml:mo>,</mml:mo>
      <mml:mo> </mml:mo>
      <mml:mi>z</mml:mi>
      <mml:mo fence="false">)</mml:mo>
    </mml:mrow>
  </mml:mrow>
</mml:math>
</file>

<file path=Object 6/content.xml><?xml version="1.0" encoding="utf-8"?>
<mml:math xmlns:mml="http://www.w3.org/1998/Math/MathML" display="block">
  <mml:mi>g</mml:mi>
  <mml:mfenced>
    <mml:mi>z</mml:mi>
  </mml:mfenced>
  <mml:mo>=</mml:mo>
  <mml:mfrac>
    <mml:mn>1</mml:mn>
    <mml:mrow>
      <mml:mn>1</mml:mn>
      <mml:mo>+</mml:mo>
      <mml:mo> </mml:mo>
      <mml:msup>
        <mml:mi>e</mml:mi>
        <mml:mrow>
          <mml:mo>−</mml:mo>
          <mml:mi>z</mml:mi>
        </mml:mrow>
      </mml:msup>
    </mml:mrow>
  </mml:mfrac>
</mml:math>
</file>